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text="urn:oasis:names:tc:opendocument:xmlns:text:1.0" xmlns:oooc="http://openoffice.org/2004/calc" xmlns:style="urn:oasis:names:tc:opendocument:xmlns:style:1.0" xmlns:fo="urn:oasis:names:tc:opendocument:xmlns:xsl-fo-compatible:1.0" xmlns:office="urn:oasis:names:tc:opendocument:xmlns:office:1.0" xmlns:table="urn:oasis:names:tc:opendocument:xmlns:table:1.0">
  <office:automatic-styles>
    <style:style style:family="table-cell" style:name="red-cell">
      <style:text-properties fo:color="#ff0000" fo:font-weight="bold"/>
    </style:style>
  </office:automatic-styles>
  <office:body>
    <office:spreadsheet>
      <table:table table:name="Договор">
        <table:table-row>
          <table:table-cell office:value-type="string">
            <text:p>ДОГОВОР №1</text:p>
          </table:table-cell>
        </table:table-row>
        <table:table-row/>
        <table:table-row>
          <table:table-cell office:value-type="string">
            <text:p>г. Калининград</text:p>
          </table:table-cell>
          <table:table-cell office:value="" office:value-type="string"/>
          <table:table-cell office:value="" office:value-type="string"/>
          <table:table-cell office:value-type="string">
            <text:p>от \"18\”Июня 2009г.</text:p>
          </table:table-cell>
        </table:table-row>
        <table:table-row/>
        <table:table-row>
          <table:table-cell office:value-type="string">
            <text:p>Сторона, именуемая в Договоре «Турагент»: Минаева А.В.</text:p>
          </table:table-cell>
        </table:table-row>
        <table:table-row>
          <table:table-cell office:value-type="string">
            <text:p>Сторона, именуемая в Договоре «Турист»: surname_kir_10 name_kir_10 ot4_kir_ 10,паспорт гражданина РФ , адрес местожительства: _______________________________________________ тел. 123410</text:p>
          </table:table-cell>
        </table:table-row>
        <table:table-row>
          <table:table-cell office:value-type="string">
            <text:p>заключили настоящий Договор о следующем:</text:p>
          </table:table-cell>
        </table:table-row>
        <table:table-row>
          <table:table-cell office:value="" office:value-type="string"/>
        </table:table-row>
        <table:table-row>
          <table:table-cell office:value-type="string">
            <text:p>Термины и определения, используемые в настоящем Договоре, понимаются и толкуются сторонами</text:p>
          </table:table-cell>
        </table:table-row>
        <table:table-row>
          <table:table-cell office:value="" office:value-type="string"/>
        </table:table-row>
        <table:table-row>
          <table:table-cell office:value-type="string">
            <text:p>, в соответствии с ФЗ «Об основах туристской деятельности в РФ», ГК РФ и иными, регулирующ</text:p>
          </table:table-cell>
        </table:table-row>
        <table:table-row>
          <table:table-cell office:value-type="string">
            <text:p>ими туристскую деятельность, законами и подзаконными актами.</text:p>
          </table:table-cell>
        </table:table-row>
        <table:table-row>
          <table:table-cell office:value="" office:value-type="string"/>
        </table:table-row>
        <table:table-row>
          <table:table-cell office:value-type="string">
            <text:p>1. ПРЕДМЕТ ДОГОВОРА</text:p>
          </table:table-cell>
        </table:table-row>
        <table:table-row>
          <table:table-cell office:value-type="string">
            <text:p>1.1. Турагент обязуется по заданию Туриста или иного заказчика, действующего в интересах Т</text:p>
          </table:table-cell>
        </table:table-row>
        <table:table-row>
          <table:table-cell office:value-type="string">
            <text:p>уриста, совершить действия по подбору и бронированию комплекса услуг по перевозке и размещ</text:p>
          </table:table-cell>
        </table:table-row>
        <table:table-row>
          <table:table-cell office:value-type="string">
            <text:p>ению, оказываемых Туроператором за общую стоимость, независимо от включения стоимости экск</text:p>
          </table:table-cell>
        </table:table-row>
        <table:table-row>
          <table:table-cell office:value-type="string">
            <text:p>урсионного обслуживания и (или) других услуг (далее по тексту – «турпродукт»), предоставля</text:p>
          </table:table-cell>
        </table:table-row>
        <table:table-row>
          <table:table-cell office:value-type="string">
            <text:p>емых в зависимости от целей путешествия, а Турист обязуется принять и оплатить турпродукт,</text:p>
          </table:table-cell>
        </table:table-row>
        <table:table-row>
          <table:table-cell office:value-type="string">
            <text:p>в порядке и на условиях, определенных Заявкой на бронирование турпродукта, настоящим Дого</text:p>
          </table:table-cell>
        </table:table-row>
        <table:table-row>
          <table:table-cell office:value-type="string">
            <text:p>вором и Приложениями к нему.</text:p>
          </table:table-cell>
        </table:table-row>
        <table:table-row>
          <table:table-cell office:value-type="string">
            <text:p>1.2. Полная информация о потребительских свойствах турпродукта; Туроператоре - непосредств</text:p>
          </table:table-cell>
        </table:table-row>
        <table:table-row>
          <table:table-cell office:value-type="string">
            <text:p>енном исполнителе услуг, входящих в турпродукт; общей цене турпродукта и дополнительных ус</text:p>
          </table:table-cell>
        </table:table-row>
        <table:table-row>
          <table:table-cell office:value-type="string">
            <text:p>луг; порядке и сроках его оплаты содержится в Заявке на бронирование турпродукта, являющей</text:p>
          </table:table-cell>
        </table:table-row>
        <table:table-row>
          <table:table-cell office:value-type="string">
            <text:p>ся Приложением к настоящему Договору.</text:p>
          </table:table-cell>
        </table:table-row>
        <table:table-row>
          <table:table-cell office:value-type="string">
            <text:p>1.3. Особенности осуществления путешествия и условия безопасности:</text:p>
          </table:table-cell>
        </table:table-row>
        <table:table-row>
          <table:table-cell office:value-type="string">
            <text:p>Если Вы страдаете болезнями сердца или у Вас повышенное кровяное давление - выбирайте мене</text:p>
          </table:table-cell>
        </table:table-row>
        <table:table-row>
          <table:table-cell office:value-type="string">
            <text:p>е жаркие страны и менее жаркое время года. Нахождение в лесу или в горах, а также в открыт</text:p>
          </table:table-cell>
        </table:table-row>
        <table:table-row>
          <table:table-cell office:value-type="string">
            <text:p>ых водоемах всегда сопряжено с определенным риском. Соблюдайте правила личной безопасности</text:p>
          </table:table-cell>
        </table:table-row>
        <table:table-row>
          <table:table-cell office:value-type="string">
            <text:p>. Все горные районы являются сейсмологически опасными - обязательно соблюдайте правила нах</text:p>
          </table:table-cell>
        </table:table-row>
        <table:table-row>
          <table:table-cell office:value-type="string">
            <text:p>ождения в горах. Большие города всегда очень загазованы - помните о возможных отравлениях</text:p>
          </table:table-cell>
        </table:table-row>
        <table:table-row>
          <table:table-cell office:value-type="string">
            <text:p>при длительном нахождении на оживленных улицах. Имейте в виду, что на улицах могут быть ул</text:p>
          </table:table-cell>
        </table:table-row>
        <table:table-row>
          <table:table-cell office:value-type="string">
            <text:p>ичные воры. Непривычная пища может вызвать желудочно-кишечные расстройства, поэтому избега</text:p>
          </table:table-cell>
        </table:table-row>
        <table:table-row>
          <table:table-cell office:value-type="string">
            <text:p>йте употребления неизвестных блюд в первые дни поездки. Расчетный час в отеле 12:00 по мес</text:p>
          </table:table-cell>
        </table:table-row>
        <table:table-row>
          <table:table-cell office:value-type="string">
            <text:p>тному времени. При питании типа полупансион и полный пансион напитки за ужином платные. В</text:p>
          </table:table-cell>
        </table:table-row>
        <table:table-row>
          <table:table-cell office:value-type="string">
            <text:p>случае, если пляж отеля покрыт валунами – спускаться в море надо по мосткам. В отель запре</text:p>
          </table:table-cell>
        </table:table-row>
        <table:table-row>
          <table:table-cell office:value-type="string">
            <text:p>щается вносить продукты питания и воду. Соблюдайте время сбора группы на маршруте, время о</text:p>
          </table:table-cell>
        </table:table-row>
        <table:table-row>
          <table:table-cell office:value-type="string">
            <text:p>тправления транспортных средств (самолетов, поездов, автобусов и др.) и отправки трансферо</text:p>
          </table:table-cell>
        </table:table-row>
        <table:table-row>
          <table:table-cell office:value-type="string">
            <text:p>в. Если Вы иностранный гражданин или лицо без гражданства, у Вас могут возникнуть проблемы</text:p>
          </table:table-cell>
        </table:table-row>
        <table:table-row>
          <table:table-cell office:value-type="string">
            <text:p>при совершении поездки и пересечении границы - Вас могут депортировать. Минимизируйте кон</text:p>
          </table:table-cell>
        </table:table-row>
        <table:table-row>
          <table:table-cell office:value-type="string">
            <text:p>такт с незнакомыми людьми.</text:p>
          </table:table-cell>
        </table:table-row>
        <table:table-row>
          <table:table-cell office:value-type="string">
            <text:p>1.4. Минимальное количество человек в группе, необходимое для совершения путешествия (по у</text:p>
          </table:table-cell>
        </table:table-row>
        <table:table-row>
          <table:table-cell office:value-type="string">
            <text:p>словиям групповых и экскурсионных программ Туроператора) указывается в Приложении к настоя</text:p>
          </table:table-cell>
        </table:table-row>
        <table:table-row>
          <table:table-cell office:value-type="string">
            <text:p>щему Договору. Срок информирования Туриста о том, что путешествие не состоится по причине</text:p>
          </table:table-cell>
        </table:table-row>
        <table:table-row>
          <table:table-cell office:value-type="string">
            <text:p>недобора минимального количества человек в группе - одни сутки до начала путешествия.</text:p>
          </table:table-cell>
        </table:table-row>
        <table:table-row>
          <table:table-cell office:value="" office:value-type="string"/>
        </table:table-row>
        <table:table-row>
          <table:table-cell office:value-type="string">
            <text:p>2. ПРАВА И ОБЯЗАННОСТИ ТУРАГЕНТА</text:p>
          </table:table-cell>
        </table:table-row>
        <table:table-row>
          <table:table-cell office:value-type="string">
            <text:p>Турагент:</text:p>
          </table:table-cell>
        </table:table-row>
        <table:table-row>
          <table:table-cell office:value-type="string">
            <text:p>2.1. Обязан обеспечить Туристу возможность выбора и забронировать турпродукт, в соответств</text:p>
          </table:table-cell>
        </table:table-row>
        <table:table-row>
          <table:table-cell office:value-type="string">
            <text:p>ии с Заявкой на бронирование турпродукта, принять, в интересах Туроператора, оплату за тур</text:p>
          </table:table-cell>
        </table:table-row>
        <table:table-row>
          <table:table-cell office:value-type="string">
            <text:p>продукт и передать Туристу комплект документов, необходимых для осуществления путешествия.</text:p>
          </table:table-cell>
        </table:table-row>
        <table:table-row>
          <table:table-cell office:value="" office:value-type="string"/>
        </table:table-row>
        <table:table-row>
          <table:table-cell office:value-type="string">
            <text:p>2.2. Обязан, по поручению Туроператора и в соответствии с полученной от него информацией,</text:p>
          </table:table-cell>
        </table:table-row>
        <table:table-row>
          <table:table-cell office:value-type="string">
            <text:p>предоставить Туристу необходимую и достоверную информацию о программе путешествия, правила</text:p>
          </table:table-cell>
        </table:table-row>
        <table:table-row>
          <table:table-cell office:value-type="string">
            <text:p>х въезда в страну (место) временного пребывания и пребывания там, обычаях местного населен</text:p>
          </table:table-cell>
        </table:table-row>
        <table:table-row>
          <table:table-cell office:value-type="string">
            <text:p>ия, религиозных обрядах, святынях, памятниках природы, истории, культуры, состоянии окружа</text:p>
          </table:table-cell>
        </table:table-row>
        <table:table-row>
          <table:table-cell office:value-type="string">
            <text:p>ющей среды, медицинских, санитарно-эпидемиологических и иных правилах, месте нахождения и</text:p>
          </table:table-cell>
        </table:table-row>
        <table:table-row>
          <table:table-cell office:value-type="string">
            <text:p>номерах контактных телефонов российских органов государственной власти, дипломатических пр</text:p>
          </table:table-cell>
        </table:table-row>
        <table:table-row>
          <table:table-cell office:value-type="string">
            <text:p>едставительств и консульских учреждений, находящихся в стране (месте) временного пребывани</text:p>
          </table:table-cell>
        </table:table-row>
        <table:table-row>
          <table:table-cell office:value-type="string">
            <text:p>я, корректно оформить документы. Информация предоставляется, в том числе: в электронном ви</text:p>
          </table:table-cell>
        </table:table-row>
        <table:table-row>
          <table:table-cell office:value-type="string">
            <text:p>де, посредством памяток, каталогов и информационных материалов Туроператора. Информация, с</text:p>
          </table:table-cell>
        </table:table-row>
        <table:table-row>
          <table:table-cell office:value-type="string">
            <text:p>одержащаяся в каталогах, может быть устаревшей, поэтому по существенным для Туриста услови</text:p>
          </table:table-cell>
        </table:table-row>
        <table:table-row>
          <table:table-cell office:value-type="string">
            <text:p>ям ему необходимо сделать дополнительный запрос у Турагента.</text:p>
          </table:table-cell>
        </table:table-row>
        <table:table-row>
          <table:table-cell office:value-type="string">
            <text:p>2.3. Не несет ответственности, если Туристу и/или лицам, следующим в путешествие, отказано</text:p>
          </table:table-cell>
        </table:table-row>
        <table:table-row>
          <table:table-cell office:value-type="string">
            <text:p>в выдаче визы посольством страны предполагаемого посещения, либо получение визы задержива</text:p>
          </table:table-cell>
        </table:table-row>
        <table:table-row>
          <table:table-cell office:value-type="string">
            <text:p>ется по обстоятельствам, не зависящим от Турагента. В таком случае Туристу возвращается оп</text:p>
          </table:table-cell>
        </table:table-row>
        <table:table-row>
          <table:table-cell office:value-type="string">
            <text:p>лаченная им стоимость турпродукта, за вычетом понесенных Турагентом фактических расходов.</text:p>
          </table:table-cell>
        </table:table-row>
        <table:table-row>
          <table:table-cell office:value-type="string">
            <text:p>Консульский сбор возврату не подлежит.</text:p>
          </table:table-cell>
        </table:table-row>
        <table:table-row>
          <table:table-cell office:value-type="string">
            <text:p>2.4. Не несет ответственности за медицинские расходы, возникшие во время исполнения програ</text:p>
          </table:table-cell>
        </table:table-row>
        <table:table-row>
          <table:table-cell office:value-type="string">
            <text:p>ммы путешествия. Покрытие расходов по страховым случаям, как правило, обеспечивается страх</text:p>
          </table:table-cell>
        </table:table-row>
        <table:table-row>
          <table:table-cell office:value-type="string">
            <text:p>овым полисом.</text:p>
          </table:table-cell>
        </table:table-row>
        <table:table-row>
          <table:table-cell office:value-type="string">
            <text:p>2.5. При замене отеля проживания по инициативе Туроператора, незамедлительно информирует Т</text:p>
          </table:table-cell>
        </table:table-row>
        <table:table-row>
          <table:table-cell office:value-type="string">
            <text:p>уриста о такой замене, если указанная информация получена от Туроператора до начала путеше</text:p>
          </table:table-cell>
        </table:table-row>
        <table:table-row>
          <table:table-cell office:value-type="string">
            <text:p>ствия официально. В случае замены отеля, размещение Туристов производится в отеле той же к</text:p>
          </table:table-cell>
        </table:table-row>
        <table:table-row>
          <table:table-cell office:value-type="string">
            <text:p>атегории или равнозначном по уровню сервиса. Турист вправе, при оформлении документов, отр</text:p>
          </table:table-cell>
        </table:table-row>
        <table:table-row>
          <table:table-cell office:value-type="string">
            <text:p>азить существенные условия проживания в Приложении к настоящему Договору, в противном случ</text:p>
          </table:table-cell>
        </table:table-row>
        <table:table-row>
          <table:table-cell office:value-type="string">
            <text:p>ае, при замене отеля существенным условием считается лишь официальная категория отеля.</text:p>
          </table:table-cell>
        </table:table-row>
        <table:table-row>
          <table:table-cell office:value-type="string">
            <text:p>2.6. Не несет ответственности в случае изменения Туроператором программы путешествия по пр</text:p>
          </table:table-cell>
        </table:table-row>
        <table:table-row>
          <table:table-cell office:value-type="string">
            <text:p>ичинам от него не зависящим (технические поломки и повреждение самолетов, задержки и перен</text:p>
          </table:table-cell>
        </table:table-row>
        <table:table-row>
          <table:table-cell office:value-type="string">
            <text:p>ос рейсов, закрытие аэропортов, отмена автобусного и другого транспортного сообщения, траф</text:p>
          </table:table-cell>
        </table:table-row>
        <table:table-row>
          <table:table-cell office:value-type="string">
            <text:p>ики на дорогах), а также в других случаях, когда надлежащее исполнение оказалось невозможн</text:p>
          </table:table-cell>
        </table:table-row>
        <table:table-row>
          <table:table-cell office:value-type="string">
            <text:p>ым вследствие действия обстоятельств непреодолимой силы (угроза военных действий, беспоряд</text:p>
          </table:table-cell>
        </table:table-row>
        <table:table-row>
          <table:table-cell office:value-type="string">
            <text:p>ков, пожар, наводнение, цунами, землетрясение, ураган, эпидемия, катастрофы, забастовки, з</text:p>
          </table:table-cell>
        </table:table-row>
        <table:table-row>
          <table:table-cell office:value-type="string">
            <text:p>апрещение экспорта и импорта товаров или услуг, постановления органов государственной влас</text:p>
          </table:table-cell>
        </table:table-row>
        <table:table-row>
          <table:table-cell office:value-type="string">
            <text:p>ти и иных), влияющих на исполнение настоящего Договора.</text:p>
          </table:table-cell>
        </table:table-row>
        <table:table-row>
          <table:table-cell office:value-type="string">
            <text:p>2.7. Не несет ответственности перед Туристом, если решением властей или ответственных лиц</text:p>
          </table:table-cell>
        </table:table-row>
        <table:table-row>
          <table:table-cell office:value-type="string">
            <text:p>Туристу и/или лицам, следующим в путешествие, отказано в возможности совершения путешестви</text:p>
          </table:table-cell>
        </table:table-row>
        <table:table-row>
          <table:table-cell office:value-type="string">
            <text:p>я по причинам: отсутствия надлежащих и правильно оформленных документов (за исключением до</text:p>
          </table:table-cell>
        </table:table-row>
        <table:table-row>
          <table:table-cell office:value-type="string">
            <text:p>кументов, оформляемых Турагентом или Туроператором), нарушения Туристом действующих правил</text:p>
          </table:table-cell>
        </table:table-row>
        <table:table-row>
          <table:table-cell office:value-type="string">
            <text:p>проезда, регистрации или провоза багажа, причинения ущерба имуществу перевозчика, нарушен</text:p>
          </table:table-cell>
        </table:table-row>
        <table:table-row>
          <table:table-cell office:value-type="string">
            <text:p>ия правил проживания в гостинице, несоблюдения законодательства страны пребывания, состоян</text:p>
          </table:table-cell>
        </table:table-row>
        <table:table-row>
          <table:table-cell office:value-type="string">
            <text:p>ия алкогольного или наркотического опьянения или нарушения других правил общественного пов</text:p>
          </table:table-cell>
        </table:table-row>
        <table:table-row>
          <table:table-cell office:value-type="string">
            <text:p>едения, если поведение Туриста препятствует нормальному исполнению программы путешествия д</text:p>
          </table:table-cell>
        </table:table-row>
        <table:table-row>
          <table:table-cell office:value-type="string">
            <text:p>ля остальной группы, а также в тех случаях, когда оказание услуг в стране пребывания было</text:p>
          </table:table-cell>
        </table:table-row>
        <table:table-row>
          <table:table-cell office:value-type="string">
            <text:p>уменьшено или прекращено Туроператором. Невозможность совершения или продолжения путешеств</text:p>
          </table:table-cell>
        </table:table-row>
        <table:table-row>
          <table:table-cell office:value-type="string">
            <text:p>ия по указанным причинам считается отказом от турпродукта по инициативе Туриста.</text:p>
          </table:table-cell>
        </table:table-row>
        <table:table-row>
          <table:table-cell office:value-type="string">
            <text:p>2.8. По поручению, от имени и за счет Туриста, оказывает содействие в приобретении услуг п</text:p>
          </table:table-cell>
        </table:table-row>
        <table:table-row>
          <table:table-cell office:value-type="string">
            <text:p>о осуществлению перевозки и медицинскому страхованию. По специальному запросу Туриста оказ</text:p>
          </table:table-cell>
        </table:table-row>
        <table:table-row>
          <table:table-cell office:value-type="string">
            <text:p>ывает содействие в предоставлении услуг по страхованию иных рисков (страхование на случай</text:p>
          </table:table-cell>
        </table:table-row>
        <table:table-row>
          <table:table-cell office:value-type="string">
            <text:p>невозможности совершения путешествия, имущественное страхование, страхование ответственнос</text:p>
          </table:table-cell>
        </table:table-row>
        <table:table-row>
          <table:table-cell office:value-type="string">
            <text:p>ти и др.), связанных с совершением путешествия. Существенные для Туриста условия приобрете</text:p>
          </table:table-cell>
        </table:table-row>
        <table:table-row>
          <table:table-cell office:value-type="string">
            <text:p>ния услуг по осуществлению перевозки или страхования отражаются в Приложении к настоящему</text:p>
          </table:table-cell>
        </table:table-row>
        <table:table-row>
          <table:table-cell office:value-type="string">
            <text:p>Договору.</text:p>
          </table:table-cell>
        </table:table-row>
        <table:table-row>
          <table:table-cell office:value-type="string">
            <text:p>2.9. Не несет ответственности за действие (бездействие) перевозчика или третьих лиц, с кот</text:p>
          </table:table-cell>
        </table:table-row>
        <table:table-row>
          <table:table-cell office:value-type="string">
            <text:p>орыми Турист вступает в отношения во время путешествия, не связанные с предметом настоящег</text:p>
          </table:table-cell>
        </table:table-row>
        <table:table-row>
          <table:table-cell office:value-type="string">
            <text:p>о Договора, а так же не отвечает перед Туристом за исполнение третьими лицами обязательств</text:p>
          </table:table-cell>
        </table:table-row>
        <table:table-row>
          <table:table-cell office:value-type="string">
            <text:p>по сделкам, совершаемым с Туристом такими третьими лицами.</text:p>
          </table:table-cell>
        </table:table-row>
        <table:table-row>
          <table:table-cell office:value-type="string">
            <text:p>2.10. При изменении сроков осуществления путешествия по инициативе Туроператора, незамедли</text:p>
          </table:table-cell>
        </table:table-row>
        <table:table-row>
          <table:table-cell office:value-type="string">
            <text:p>тельно информирует Туриста о таких изменениях, в случае недобора минимального количества ч</text:p>
          </table:table-cell>
        </table:table-row>
        <table:table-row>
          <table:table-cell office:value-type="string">
            <text:p>еловек в группе, когда Туроператор отказывает в предоставлении турпродукта или бронировани</text:p>
          </table:table-cell>
        </table:table-row>
        <table:table-row>
          <table:table-cell office:value-type="string">
            <text:p>е турпродукта, произведенное Турагентом по Заявке Туриста, не подтверждено Туроператором,</text:p>
          </table:table-cell>
        </table:table-row>
        <table:table-row>
          <table:table-cell office:value-type="string">
            <text:p>а также в других случаях. Турист информируется о возникновении указанных обстоятельств до</text:p>
          </table:table-cell>
        </table:table-row>
        <table:table-row>
          <table:table-cell office:value-type="string">
            <text:p>начала путешествия, если указанная информация получена от Туроператора официально. В случа</text:p>
          </table:table-cell>
        </table:table-row>
        <table:table-row>
          <table:table-cell office:value-type="string">
            <text:p>е недостижения компромиссного решения по изменению сроков совершения путешествия, Турагент</text:p>
          </table:table-cell>
        </table:table-row>
        <table:table-row>
          <table:table-cell office:value-type="string">
            <text:p>в 10-дневный срок возвращает Туристу 100% внесенных денежных средств без возмещения убытк</text:p>
          </table:table-cell>
        </table:table-row>
        <table:table-row>
          <table:table-cell office:value-type="string">
            <text:p>ов.</text:p>
          </table:table-cell>
        </table:table-row>
        <table:table-row>
          <table:table-cell office:value-type="string">
            <text:p>2.11. Не несет ответственности за сохранность багажа и личного имущества Туриста во время</text:p>
          </table:table-cell>
        </table:table-row>
        <table:table-row>
          <table:table-cell office:value-type="string">
            <text:p>путешествия.</text:p>
          </table:table-cell>
        </table:table-row>
        <table:table-row>
          <table:table-cell office:value-type="string">
            <text:p>2.12. Обязан передать Туристу комплект документов, необходимых для осуществления путешеств</text:p>
          </table:table-cell>
        </table:table-row>
        <table:table-row>
          <table:table-cell office:value-type="string">
            <text:p>ия, при условии полной и своевременной оплаты Туристом общей цены турпродукта и дополнител</text:p>
          </table:table-cell>
        </table:table-row>
        <table:table-row>
          <table:table-cell office:value-type="string">
            <text:p>ьных услуг, за исключением случаев, когда выдача вышеуказанных документов осуществляется н</text:p>
          </table:table-cell>
        </table:table-row>
        <table:table-row>
          <table:table-cell office:value-type="string">
            <text:p>епосредственно Туроператором или его представителем.</text:p>
          </table:table-cell>
        </table:table-row>
        <table:table-row>
          <table:table-cell office:value-type="string">
            <text:p>2.13. Исполнение обязательств Турагента по настоящему Договору подтверждается подписанным</text:p>
          </table:table-cell>
        </table:table-row>
        <table:table-row>
          <table:table-cell office:value-type="string">
            <text:p>сторонами Актом выполненных работ (услуг).</text:p>
          </table:table-cell>
        </table:table-row>
        <table:table-row>
          <table:table-cell office:value-type="string">
            <text:p>2.14. Вправе удержать комплект документов, необходимых для осуществления путешествия, отка</text:p>
          </table:table-cell>
        </table:table-row>
        <table:table-row>
          <table:table-cell office:value-type="string">
            <text:p>зать в предоставлении услуг и расторгнуть настоящий Договор, письменно уведомив об этом Ту</text:p>
          </table:table-cell>
        </table:table-row>
        <table:table-row>
          <table:table-cell office:value-type="string">
            <text:p>риста, в случае неисполнения или ненадлежащего исполнения Туристом обязательств по оплате</text:p>
          </table:table-cell>
        </table:table-row>
        <table:table-row>
          <table:table-cell office:value-type="string">
            <text:p>общей цены турпродукта и дополнительных услуг, в порядке и сроки, предусмотренные настоящи</text:p>
          </table:table-cell>
        </table:table-row>
        <table:table-row>
          <table:table-cell office:value-type="string">
            <text:p>м Договором и Приложениями к нему.</text:p>
          </table:table-cell>
        </table:table-row>
        <table:table-row>
          <table:table-cell office:value-type="string">
            <text:p>2.15. Обязан до начала путешествия информировать Туриста обо всех существенных изменениях,</text:p>
          </table:table-cell>
        </table:table-row>
        <table:table-row>
          <table:table-cell office:value-type="string">
            <text:p>влияющих на исполнение Туроператором услуг, входящих в турпродукт, если таковая информаци</text:p>
          </table:table-cell>
        </table:table-row>
        <table:table-row>
          <table:table-cell office:value-type="string">
            <text:p>я получена от Туроператора официально.</text:p>
          </table:table-cell>
        </table:table-row>
        <table:table-row>
          <table:table-cell office:value="" office:value-type="string"/>
        </table:table-row>
        <table:table-row>
          <table:table-cell office:value-type="string">
            <text:p>3. ПРАВА И ОБЯЗАННОСТИ ТУРИСТА</text:p>
          </table:table-cell>
        </table:table-row>
        <table:table-row>
          <table:table-cell office:value-type="string">
            <text:p>Турист:</text:p>
          </table:table-cell>
        </table:table-row>
        <table:table-row>
          <table:table-cell office:value-type="string">
            <text:p>3.1. Вправе воспользоваться услугами, входящими в турпродукт, предусмотренными настоящим Д</text:p>
          </table:table-cell>
        </table:table-row>
        <table:table-row>
          <table:table-cell office:value-type="string">
            <text:p>оговором и Приложениями к нему, с момента 100-% оплаты общей цены турпродукта и дополнител</text:p>
          </table:table-cell>
        </table:table-row>
        <table:table-row>
          <table:table-cell office:value-type="string">
            <text:p>ьных услуг и получения комплекта документов, необходимых для осуществления путешествия.</text:p>
          </table:table-cell>
        </table:table-row>
        <table:table-row>
          <table:table-cell office:value-type="string">
            <text:p>3.2. Обязан до момента бронирования турпродукта сообщить Турагенту все дополнительные суще</text:p>
          </table:table-cell>
        </table:table-row>
        <table:table-row>
          <table:table-cell office:value-type="string">
            <text:p>ственные условиях путешествия и отразить данные условия в Заявке на бронирование турпродук</text:p>
          </table:table-cell>
        </table:table-row>
        <table:table-row>
          <table:table-cell office:value-type="string">
            <text:p>та или Приложении к настоящему Договору. Любые изменения и дополнения существенных условий</text:p>
          </table:table-cell>
        </table:table-row>
        <table:table-row>
          <table:table-cell office:value-type="string">
            <text:p>путешествия, вносимые Туристом в подтвержденную Туроператором Заявку, расцениваются как о</text:p>
          </table:table-cell>
        </table:table-row>
        <table:table-row>
          <table:table-cell office:value-type="string">
            <text:p>тказ от подтвержденного турпродукта, с учетом положений п. 3.4. Договора, и размещение нов</text:p>
          </table:table-cell>
        </table:table-row>
        <table:table-row>
          <table:table-cell office:value-type="string">
            <text:p>ой Заявки.</text:p>
          </table:table-cell>
        </table:table-row>
        <table:table-row>
          <table:table-cell office:value-type="string">
            <text:p>3.3. Обязан своевременно оплатить Турагенту общую цену турпродукта и дополнительных услуг</text:p>
          </table:table-cell>
        </table:table-row>
        <table:table-row>
          <table:table-cell office:value-type="string">
            <text:p>в порядке и на условиях, предусмотренных настоящим Договором, и, по согласованию с Тураген</text:p>
          </table:table-cell>
        </table:table-row>
        <table:table-row>
          <table:table-cell office:value-type="string">
            <text:p>том, получить комплект документов, необходимых для осуществления путешествия, накануне отъ</text:p>
          </table:table-cell>
        </table:table-row>
        <table:table-row>
          <table:table-cell office:value-type="string">
            <text:p>езда, в офисе Турагента, либо по правилам п. 3.5. Договора.</text:p>
          </table:table-cell>
        </table:table-row>
        <table:table-row>
          <table:table-cell office:value-type="string">
            <text:p>3.4. Обязан письменно уведомить Турагента об отказе от турпродукта и расторжении настоящег</text:p>
          </table:table-cell>
        </table:table-row>
        <table:table-row>
          <table:table-cell office:value-type="string">
            <text:p>о Договора и возместить Турагенту фактически понесенные последним расходы, произведенные д</text:p>
          </table:table-cell>
        </table:table-row>
        <table:table-row>
          <table:table-cell office:value-type="string">
            <text:p>о момента получения Турагентом письменного отказа Туриста от турпродукта и расторжения Дог</text:p>
          </table:table-cell>
        </table:table-row>
        <table:table-row>
          <table:table-cell office:value-type="string">
            <text:p>овора.</text:p>
          </table:table-cell>
        </table:table-row>
        <table:table-row>
          <table:table-cell office:value-type="string">
            <text:p>3.5. Обязан вовремя (не менее, чем за 2 часа до вылета, в случае отсутствия от Турагента и</text:p>
          </table:table-cell>
        </table:table-row>
        <table:table-row>
          <table:table-cell office:value-type="string">
            <text:p>нформации о более раннем прибытии) прибыть к месту отправления, найти в зале вылета (или н</text:p>
          </table:table-cell>
        </table:table-row>
        <table:table-row>
          <table:table-cell office:value-type="string">
            <text:p>а месте сбора группы) представителя Туроператора и получить комплект документов, необходим</text:p>
          </table:table-cell>
        </table:table-row>
        <table:table-row>
          <table:table-cell office:value-type="string">
            <text:p>ых для осуществления путешествия. Опоздание на рейс (к месту отправки транспортного средст</text:p>
          </table:table-cell>
        </table:table-row>
        <table:table-row>
          <table:table-cell office:value-type="string">
            <text:p>ва или сбора группы) по любым причинам считается отказом Туриста от турпродукта.</text:p>
          </table:table-cell>
        </table:table-row>
        <table:table-row>
          <table:table-cell office:value-type="string">
            <text:p>3.6. Обязан в стране (месте) пребывания вести себя корректно, соблюдать законы и традиции,</text:p>
          </table:table-cell>
        </table:table-row>
        <table:table-row>
          <table:table-cell office:value-type="string">
            <text:p>уважать ее социальное устройство, религиозные верования, обычаи и традиции, выполнять ука</text:p>
          </table:table-cell>
        </table:table-row>
        <table:table-row>
          <table:table-cell office:value-type="string">
            <text:p>зания сопровождающего на маршруте, производить оплату услуг, заказанных им дополнительно.</text:p>
          </table:table-cell>
        </table:table-row>
        <table:table-row>
          <table:table-cell office:value-type="string">
            <text:p>3.7. Обязан охранять окружающую природную среду, бережно относиться к памятникам природы,</text:p>
          </table:table-cell>
        </table:table-row>
        <table:table-row>
          <table:table-cell office:value-type="string">
            <text:p>истории и культуры в стране (месте) временного пребывания.</text:p>
          </table:table-cell>
        </table:table-row>
        <table:table-row>
          <table:table-cell office:value-type="string">
            <text:p>3.8. Обязан соблюдать правила въезда в страну (место) временного пребывания, выезда из стр</text:p>
          </table:table-cell>
        </table:table-row>
        <table:table-row>
          <table:table-cell office:value-type="string">
            <text:p>аны (места) временного пребывания и пребывания там, а также в странах транзитного проезда.</text:p>
          </table:table-cell>
        </table:table-row>
        <table:table-row>
          <table:table-cell office:value="" office:value-type="string"/>
        </table:table-row>
        <table:table-row>
          <table:table-cell office:value-type="string">
            <text:p>3.9. Обязан соблюдать во время путешествия правила личной безопасности.</text:p>
          </table:table-cell>
        </table:table-row>
        <table:table-row>
          <table:table-cell office:value-type="string">
            <text:p>3.10. Несет ответственность за надлежащее состояние паспорта, доверенности и других необхо</text:p>
          </table:table-cell>
        </table:table-row>
        <table:table-row>
          <table:table-cell office:value-type="string">
            <text:p>димых документов, в том числе, за срок их действия. Если ребенку исполнилось 5 лет и он вп</text:p>
          </table:table-cell>
        </table:table-row>
        <table:table-row>
          <table:table-cell office:value-type="string">
            <text:p>исан в паспорт родителей, то необходимо вклеить его фотографию. Если ребенку исполнилось 1</text:p>
          </table:table-cell>
        </table:table-row>
        <table:table-row>
          <table:table-cell office:value-type="string">
            <text:p>4 лет, то у него должен быть свой загранпаспорт. Если ребенок до 18 лет: 1) выезжает с одн</text:p>
          </table:table-cell>
        </table:table-row>
        <table:table-row>
          <table:table-cell office:value-type="string">
            <text:p>им из родителей, то, помимо загранпаспорта, необходимо нотариально заверенное согласие дру</text:p>
          </table:table-cell>
        </table:table-row>
        <table:table-row>
          <table:table-cell office:value-type="string">
            <text:p>гого родителя на выезд ребенка; 2) выезжает самостоятельно или с сопровождающим лицом, не</text:p>
          </table:table-cell>
        </table:table-row>
        <table:table-row>
          <table:table-cell office:value-type="string">
            <text:p>являющимся одним из его родителей, то, помимо загранпаспорта, ему необходимо иметь при себ</text:p>
          </table:table-cell>
        </table:table-row>
        <table:table-row>
          <table:table-cell office:value-type="string">
            <text:p>е нотариально заверенное согласие от обоих родителей на его выезд без сопровождения или с</text:p>
          </table:table-cell>
        </table:table-row>
        <table:table-row>
          <table:table-cell office:value-type="string">
            <text:p>сопровождающим его лицом, за исключением случаев, прямо предусмотренных в законодательство</text:p>
          </table:table-cell>
        </table:table-row>
        <table:table-row>
          <table:table-cell office:value-type="string">
            <text:p>м РФ. В случае самостоятельного оформления медицинской страховки, обязан предоставить ксер</text:p>
          </table:table-cell>
        </table:table-row>
        <table:table-row>
          <table:table-cell office:value-type="string">
            <text:p>окопию страхового полиса Турагенту не позднее, чем за 24 часа до начала путешествия. Непре</text:p>
          </table:table-cell>
        </table:table-row>
        <table:table-row>
          <table:table-cell office:value-type="string">
            <text:p>доставление полиса влечет возложение всех медицинских и иных расходов на Туриста. Невозмож</text:p>
          </table:table-cell>
        </table:table-row>
        <table:table-row>
          <table:table-cell office:value-type="string">
            <text:p>ность совершения путешествия по причине ненадлежащего состояния или отсутствия документов</text:p>
          </table:table-cell>
        </table:table-row>
        <table:table-row>
          <table:table-cell office:value-type="string">
            <text:p>считается отказом Туриста от турпродукта.</text:p>
          </table:table-cell>
        </table:table-row>
        <table:table-row>
          <table:table-cell office:value-type="string">
            <text:p>3.11. Вправе в любое время отказаться от турпродукта и расторгнуть настоящий Договор, при</text:p>
          </table:table-cell>
        </table:table-row>
        <table:table-row>
          <table:table-cell office:value-type="string">
            <text:p>условии оплаты Турагенту фактически понесенных им расходов, произведенных до момента отказ</text:p>
          </table:table-cell>
        </table:table-row>
        <table:table-row>
          <table:table-cell office:value-type="string">
            <text:p>а Туриста от турпродукта и расторжения Договора, с учетом положений пунктов 3.3. и 3.4. До</text:p>
          </table:table-cell>
        </table:table-row>
        <table:table-row>
          <table:table-cell office:value-type="string">
            <text:p>говора.</text:p>
          </table:table-cell>
        </table:table-row>
        <table:table-row>
          <table:table-cell office:value-type="string">
            <text:p>3.12. Если Турист отказывается от забронированных им услуг или их части во время путешеств</text:p>
          </table:table-cell>
        </table:table-row>
        <table:table-row>
          <table:table-cell office:value-type="string">
            <text:p>ия и самостоятельно принимает решение о замене или отмене какой-либо услуги, входящей в ту</text:p>
          </table:table-cell>
        </table:table-row>
        <table:table-row>
          <table:table-cell office:value-type="string">
            <text:p>рпродукт, в том числе, типа или объекта размещения, системы питания, он самостоятельно про</text:p>
          </table:table-cell>
        </table:table-row>
        <table:table-row>
          <table:table-cell office:value-type="string">
            <text:p>изводит оплату или доплату принимающей стороне.</text:p>
          </table:table-cell>
        </table:table-row>
        <table:table-row>
          <table:table-cell office:value-type="string">
            <text:p>3.13. В случае непредоставления какой – либо услуги, входящей в турпродукт, необходимо обр</text:p>
          </table:table-cell>
        </table:table-row>
        <table:table-row>
          <table:table-cell office:value-type="string">
            <text:p>атиться к представителю принимающей стороны и получить письменное подтверждение невозможно</text:p>
          </table:table-cell>
        </table:table-row>
        <table:table-row>
          <table:table-cell office:value-type="string">
            <text:p>сти предоставления указанной услуги. Такого рода подтверждение также является доказательст</text:p>
          </table:table-cell>
        </table:table-row>
        <table:table-row>
          <table:table-cell office:value-type="string">
            <text:p>вом неисполнения или ненадлежащего исполнения Туроператором обязательств по предоставлению</text:p>
          </table:table-cell>
        </table:table-row>
        <table:table-row>
          <table:table-cell office:value-type="string">
            <text:p>услуг, входящих в турпродукт.</text:p>
          </table:table-cell>
        </table:table-row>
        <table:table-row>
          <table:table-cell office:value-type="string">
            <text:p>3.14. Обязан принять услуги, оказанные Турагентом, и подписать Акт выполненных работ (услу</text:p>
          </table:table-cell>
        </table:table-row>
        <table:table-row>
          <table:table-cell office:value-type="string">
            <text:p>г). Если в течение 20-ти дней, со дня окончания путешествия, Турагенту не поступило подпис</text:p>
          </table:table-cell>
        </table:table-row>
        <table:table-row>
          <table:table-cell office:value-type="string">
            <text:p>анного Туристом Акта и претензий по качеству или объему оказанных Турагентом услуг, то Акт</text:p>
          </table:table-cell>
        </table:table-row>
        <table:table-row>
          <table:table-cell office:value-type="string">
            <text:p>считается принятым Туристом, а услуги, оказанные Турагентом в соответствии с настоящим До</text:p>
          </table:table-cell>
        </table:table-row>
        <table:table-row>
          <table:table-cell office:value-type="string">
            <text:p>говором, признаются оказанными в полном объеме и с надлежащим качеством.</text:p>
          </table:table-cell>
        </table:table-row>
        <table:table-row>
          <table:table-cell office:value-type="string">
            <text:p>3.15. Обязан довести до сведения лиц, следующих в путешествие, положения настоящего Догово</text:p>
          </table:table-cell>
        </table:table-row>
        <table:table-row>
          <table:table-cell office:value-type="string">
            <text:p>ра, а также информацию, полученную в результате инструктажа, в том числе, по профилактике</text:p>
          </table:table-cell>
        </table:table-row>
        <table:table-row>
          <table:table-cell office:value-type="string">
            <text:p>особо опасных карантинных и паразитарных инфекций.</text:p>
          </table:table-cell>
        </table:table-row>
        <table:table-row>
          <table:table-cell office:value="" office:value-type="string"/>
        </table:table-row>
        <table:table-row>
          <table:table-cell office:value-type="string">
            <text:p>4. СТОИМОСТЬ УСЛУГ И ПОРЯДОК РАСЧЕТОВ</text:p>
          </table:table-cell>
        </table:table-row>
        <table:table-row>
          <table:table-cell office:value-type="string">
            <text:p>4.1. Цена настоящего Договора включает общую цену турпродукта (стоимость перевозки (авиа-,</text:p>
          </table:table-cell>
        </table:table-row>
        <table:table-row>
          <table:table-cell office:value-type="string">
            <text:p>ж/д, авто и др.), проживания, питания, трансфера, экскурсионного обслуживания, включенног</text:p>
          </table:table-cell>
        </table:table-row>
        <table:table-row>
          <table:table-cell office:value-type="string">
            <text:p>о в турпродукт, медицинской страховки) и дополнительных услуг и указывается в Приложении к</text:p>
          </table:table-cell>
        </table:table-row>
        <table:table-row>
          <table:table-cell office:value-type="string">
            <text:p>настоящему Договору.</text:p>
          </table:table-cell>
        </table:table-row>
        <table:table-row>
          <table:table-cell office:value-type="string">
            <text:p>4.2. Оплата цены настоящего Договора производится Туристов в следующем порядке: не менее 5</text:p>
          </table:table-cell>
        </table:table-row>
        <table:table-row>
          <table:table-cell office:value-type="string">
            <text:p>0% от цены Договора – в день заключения настоящего Договора, а остаток от общей цены Догов</text:p>
          </table:table-cell>
        </table:table-row>
        <table:table-row>
          <table:table-cell office:value-type="string">
            <text:p>ора - в срок, указанный в Приложении к настоящему Договору. В случае бронирования турпроду</text:p>
          </table:table-cell>
        </table:table-row>
        <table:table-row>
          <table:table-cell office:value-type="string">
            <text:p>кта менее чем за 5-ть дней до начала путешествия, оплата цены Договора производится Турист</text:p>
          </table:table-cell>
        </table:table-row>
        <table:table-row>
          <table:table-cell office:value-type="string">
            <text:p>ом в день заключения настоящего Договора в полном объеме.</text:p>
          </table:table-cell>
        </table:table-row>
        <table:table-row>
          <table:table-cell office:value-type="string">
            <text:p>4.3. Оплата производится в порядке наличного или безналичного расчета. Днем исполнения обя</text:p>
          </table:table-cell>
        </table:table-row>
        <table:table-row>
          <table:table-cell office:value-type="string">
            <text:p>зательства Туриста по оплате цены Договора признается дата поступления денежных средств на</text:p>
          </table:table-cell>
        </table:table-row>
        <table:table-row>
          <table:table-cell office:value-type="string">
            <text:p>расчетный счет или в кассу Турагента в полном объеме.</text:p>
          </table:table-cell>
        </table:table-row>
        <table:table-row>
          <table:table-cell office:value-type="string">
            <text:p>4.4. В случае изменения Туроператором стоимости турпродукта в виду: ухудшения условий путе</text:p>
          </table:table-cell>
        </table:table-row>
        <table:table-row>
          <table:table-cell office:value-type="string">
            <text:p>шествия, изменения сроков совершения путешествия, непредвиденного рост транспортных тарифо</text:p>
          </table:table-cell>
        </table:table-row>
        <table:table-row>
          <table:table-cell office:value-type="string">
            <text:p>в и/или увеличения сборов; резкого изменения курсов валют; недобора минимального количеств</text:p>
          </table:table-cell>
        </table:table-row>
        <table:table-row>
          <table:table-cell office:value-type="string">
            <text:p>а человек в группе, необходимого для совершения путешествия (по условиям групповых и экску</text:p>
          </table:table-cell>
        </table:table-row>
        <table:table-row>
          <table:table-cell office:value-type="string">
            <text:p>рсионных программ Туроператора); введения новых или повышения действующих ставок налогов,</text:p>
          </table:table-cell>
        </table:table-row>
        <table:table-row>
          <table:table-cell office:value-type="string">
            <text:p>сборов и других обязательных платежей, а также невозможности совершения Туристом путешеств</text:p>
          </table:table-cell>
        </table:table-row>
        <table:table-row>
          <table:table-cell office:value-type="string">
            <text:p>ия по независящим от него обстоятельствам (болезнь, отказ в выдаче визы и другие обстоятел</text:p>
          </table:table-cell>
        </table:table-row>
        <table:table-row>
          <table:table-cell office:value-type="string">
            <text:p>ьства), Туристом осуществляется доплата за турпродукт, в соответствии с правилами, предусм</text:p>
          </table:table-cell>
        </table:table-row>
        <table:table-row>
          <table:table-cell office:value-type="string">
            <text:p>отренными п. 4.2. Договора, либо отказ от забронированного турпродукта, с соблюдением усло</text:p>
          </table:table-cell>
        </table:table-row>
        <table:table-row>
          <table:table-cell office:value-type="string">
            <text:p>вий п. 3.4. Договора.</text:p>
          </table:table-cell>
        </table:table-row>
        <table:table-row>
          <table:table-cell office:value-type="string">
            <text:p>4.5. Турагент вправе получить от Туроператора бонусы, скидки и иные формы материального по</text:p>
          </table:table-cell>
        </table:table-row>
        <table:table-row>
          <table:table-cell office:value-type="string">
            <text:p>ощрения за реализованный Туристу турпродукт и оставить их в своем распоряжении, в качестве</text:p>
          </table:table-cell>
        </table:table-row>
        <table:table-row>
          <table:table-cell office:value-type="string">
            <text:p>дополнительного вознаграждения по настоящему Договору.</text:p>
          </table:table-cell>
        </table:table-row>
        <table:table-row>
          <table:table-cell office:value-type="string">
            <text:p>4.6. Окончательное урегулирование платежей и сверка расчетов производятся сторонами не поз</text:p>
          </table:table-cell>
        </table:table-row>
        <table:table-row>
          <table:table-cell office:value-type="string">
            <text:p>днее, чем за сутки до начала путешествия, если иное не предусмотрено Приложениями к настоя</text:p>
          </table:table-cell>
        </table:table-row>
        <table:table-row>
          <table:table-cell office:value-type="string">
            <text:p>щему Договору.</text:p>
          </table:table-cell>
        </table:table-row>
        <table:table-row>
          <table:table-cell office:value="" office:value-type="string"/>
        </table:table-row>
        <table:table-row>
          <table:table-cell office:value-type="string">
            <text:p>5. РЕШЕНИЕ СПОРНЫХ ВОПРОСОВ И</text:p>
          </table:table-cell>
        </table:table-row>
        <table:table-row>
          <table:table-cell office:value-type="string">
            <text:p>ФИНАНСОВОЕ ОБЕСПЕЧЕНИЕ ОТВЕТСТВЕННОСТИ ТУРОПЕРАТОРА</text:p>
          </table:table-cell>
        </table:table-row>
        <table:table-row>
          <table:table-cell office:value-type="string">
            <text:p>5.1. Турист вправе подать Туроператору письменную претензию к качеству турпродукта, не поз</text:p>
          </table:table-cell>
        </table:table-row>
        <table:table-row>
          <table:table-cell office:value-type="string">
            <text:p>днее 20-ти дней, со дня окончания путешествия. В претензии указываются конкретные пункты,</text:p>
          </table:table-cell>
        </table:table-row>
        <table:table-row>
          <table:table-cell office:value-type="string">
            <text:p>по которым настоящий Договор не был исполнен. Претензия должна быть подтверждена документа</text:p>
          </table:table-cell>
        </table:table-row>
        <table:table-row>
          <table:table-cell office:value-type="string">
            <text:p>льно. Ответ на претензию предоставляется Туристу не позднее 10-ти дней, со дня ее получени</text:p>
          </table:table-cell>
        </table:table-row>
        <table:table-row>
          <table:table-cell office:value-type="string">
            <text:p>я. Калькуляция турпродукта предоставляется Туроператором по дополнительному требованию Тур</text:p>
          </table:table-cell>
        </table:table-row>
        <table:table-row>
          <table:table-cell office:value-type="string">
            <text:p>иста, в случае возникновения споров.</text:p>
          </table:table-cell>
        </table:table-row>
        <table:table-row>
          <table:table-cell office:value-type="string">
            <text:p>5.2. Претензия о непредоставлении услуги, входящей в турпродукт, считается необоснованной,</text:p>
          </table:table-cell>
        </table:table-row>
        <table:table-row>
          <table:table-cell office:value-type="string">
            <text:p>если Турист воспользовался альтернативной услугой, предложенной ему взамен той, которая п</text:p>
          </table:table-cell>
        </table:table-row>
        <table:table-row>
          <table:table-cell office:value-type="string">
            <text:p>о тем или иным причинам не могла быть исполнена. Услуга, в данном случае, считается оказан</text:p>
          </table:table-cell>
        </table:table-row>
        <table:table-row>
          <table:table-cell office:value-type="string">
            <text:p>ной надлежащим образом.</text:p>
          </table:table-cell>
        </table:table-row>
        <table:table-row>
          <table:table-cell office:value-type="string">
            <text:p>5.3. В случае неисполнения или ненадлежащего исполнения Туроператором обязательств по оказ</text:p>
          </table:table-cell>
        </table:table-row>
        <table:table-row>
          <table:table-cell office:value-type="string">
            <text:p>анию услуг, входящих в турпродукт, а также при наличии в турпродукте существенных недостат</text:p>
          </table:table-cell>
        </table:table-row>
        <table:table-row>
          <table:table-cell office:value-type="string">
            <text:p>ков, включая существенные нарушения требований к качеству и безопасности турпродукта, повл</text:p>
          </table:table-cell>
        </table:table-row>
        <table:table-row>
          <table:table-cell office:value-type="string">
            <text:p>екших для Туриста и (или) иного заказчика такой ущерб, что он в значительной степени лишае</text:p>
          </table:table-cell>
        </table:table-row>
        <table:table-row>
          <table:table-cell office:value-type="string">
            <text:p>тся того, на что был вправе рассчитывать при заключении настоящего Договора, Турист и (или</text:p>
          </table:table-cell>
        </table:table-row>
        <table:table-row>
          <table:table-cell office:value-type="string">
            <text:p>) иной заказчик или его законный представитель вправе, в пределах суммы финансового обеспе</text:p>
          </table:table-cell>
        </table:table-row>
        <table:table-row>
          <table:table-cell office:value-type="string">
            <text:p>чения, предъявить письменное требование о выплате страхового возмещения или об уплате дене</text:p>
          </table:table-cell>
        </table:table-row>
        <table:table-row>
          <table:table-cell office:value-type="string">
            <text:p>жной суммы по банковской гарантии непосредственно Страховщику (гаранту) в течение срока де</text:p>
          </table:table-cell>
        </table:table-row>
        <table:table-row>
          <table:table-cell office:value-type="string">
            <text:p>йствия финансового обеспечения Туроператора.</text:p>
          </table:table-cell>
        </table:table-row>
        <table:table-row>
          <table:table-cell office:value-type="string">
            <text:p>5.4. Факт установления обязанности Туроператора возместить Туристу и (или) иному заказчику</text:p>
          </table:table-cell>
        </table:table-row>
        <table:table-row>
          <table:table-cell office:value-type="string">
            <text:p>реальный ущерб, возникший в результате неисполнения или ненадлежащего исполнения Туропера</text:p>
          </table:table-cell>
        </table:table-row>
        <table:table-row>
          <table:table-cell office:value-type="string">
            <text:p>тором обязательств по настоящему Договору по основаниям, возникшим в течение срока действи</text:p>
          </table:table-cell>
        </table:table-row>
        <table:table-row>
          <table:table-cell office:value-type="string">
            <text:p>я финансового обеспечения Туроператора, подтверждается документом, свидетельствующим о сог</text:p>
          </table:table-cell>
        </table:table-row>
        <table:table-row>
          <table:table-cell office:value-type="string">
            <text:p>ласии Туроператора в добровольном порядке удовлетворить требование о возмещении реального</text:p>
          </table:table-cell>
        </table:table-row>
        <table:table-row>
          <table:table-cell office:value-type="string">
            <text:p>ущерба, понесенного Туристом и (или) иным заказчиком, и (или) вступившим в законную силу с</text:p>
          </table:table-cell>
        </table:table-row>
        <table:table-row>
          <table:table-cell office:value-type="string">
            <text:p>удебным решением о возмещении Туроператором реального ущерба по иску, предъявленному Турис</text:p>
          </table:table-cell>
        </table:table-row>
        <table:table-row>
          <table:table-cell office:value-type="string">
            <text:p>том Туроператору либо Туроператору и Страховщику (гаранту) совместно.</text:p>
          </table:table-cell>
        </table:table-row>
        <table:table-row>
          <table:table-cell office:value-type="string">
            <text:p>5.5. В состав реального ущерба, понесенного Туристом и (или) иным заказчиком в результате</text:p>
          </table:table-cell>
        </table:table-row>
        <table:table-row>
          <table:table-cell office:value-type="string">
            <text:p>неисполнения или ненадлежащего исполнения Туроператором обязательств по настоящему Договор</text:p>
          </table:table-cell>
        </table:table-row>
        <table:table-row>
          <table:table-cell office:value-type="string">
            <text:p>у, не включаются расходы, произведенные Туристом в стране (месте) временного пребывания по</text:p>
          </table:table-cell>
        </table:table-row>
        <table:table-row>
          <table:table-cell office:value-type="string">
            <text:p>собственному усмотрению и не обусловленные настоящим Договором. Не подлежат возмещению Ст</text:p>
          </table:table-cell>
        </table:table-row>
        <table:table-row>
          <table:table-cell office:value-type="string">
            <text:p>раховщиком (гарантом) расходы, произведенные Туристом и не обусловленные требованиями к ка</text:p>
          </table:table-cell>
        </table:table-row>
        <table:table-row>
          <table:table-cell office:value-type="string">
            <text:p>честву турпродукта, обычно предъявляемыми к турпродукту такого рода.</text:p>
          </table:table-cell>
        </table:table-row>
        <table:table-row>
          <table:table-cell office:value-type="string">
            <text:p>5.6. Требование Туриста и (или) иного заказчика о выплате страхового возмещения или об упл</text:p>
          </table:table-cell>
        </table:table-row>
        <table:table-row>
          <table:table-cell office:value-type="string">
            <text:p>ате денежной суммы по банковской гарантии подлежит удовлетворению Страховщиком (гарантом)</text:p>
          </table:table-cell>
        </table:table-row>
        <table:table-row>
          <table:table-cell office:value-type="string">
            <text:p>не позднее 30-ти календарных дней, со дня получения письменного требования, с приложением</text:p>
          </table:table-cell>
        </table:table-row>
        <table:table-row>
          <table:table-cell office:value-type="string">
            <text:p>всех необходимых документов.</text:p>
          </table:table-cell>
        </table:table-row>
        <table:table-row>
          <table:table-cell office:value="" office:value-type="string"/>
        </table:table-row>
        <table:table-row>
          <table:table-cell office:value-type="string">
            <text:p>6. ОСОБЫЕ УСЛОВИЯ</text:p>
          </table:table-cell>
        </table:table-row>
        <table:table-row>
          <table:table-cell office:value-type="string">
            <text:p>6.1. Перевозочный документ (авиа-, ж/д билет) удостоверяет наличие отдельного договора меж</text:p>
          </table:table-cell>
        </table:table-row>
        <table:table-row>
          <table:table-cell office:value-type="string">
            <text:p>ду Туристом и перевозчиком. Авиаперевозка осуществляется на чартерных рейсах по невозвратн</text:p>
          </table:table-cell>
        </table:table-row>
        <table:table-row>
          <table:table-cell office:value-type="string">
            <text:p>ому тарифу. Авиаперевозчик вправе: заменить компанию, осуществляющую перевозку, аэропорт о</text:p>
          </table:table-cell>
        </table:table-row>
        <table:table-row>
          <table:table-cell office:value-type="string">
            <text:p>тправления или прибытия, отменить, задержать вылеты рейсов или перенести время вылета рейс</text:p>
          </table:table-cell>
        </table:table-row>
        <table:table-row>
          <table:table-cell office:value-type="string">
            <text:p>ов. За утрату или порчу багажа при осуществлении перевозки ответственность несут перевозчи</text:p>
          </table:table-cell>
        </table:table-row>
        <table:table-row>
          <table:table-cell office:value-type="string">
            <text:p>ки, в соответствии с российским и зарубежным законодательствами.</text:p>
          </table:table-cell>
        </table:table-row>
        <table:table-row>
          <table:table-cell office:value-type="string">
            <text:p>6.2. Страховой полис медицинского и иных видов страхования является документом, удостоверя</text:p>
          </table:table-cell>
        </table:table-row>
        <table:table-row>
          <table:table-cell office:value-type="string">
            <text:p>ющим наличие отдельного договора между Туристом и страховщиком. Правила и условия страхова</text:p>
          </table:table-cell>
        </table:table-row>
        <table:table-row>
          <table:table-cell office:value-type="string">
            <text:p>ния изложены в страховом полисе или в приложениях к нему. Если Турист застрахован от иных</text:p>
          </table:table-cell>
        </table:table-row>
        <table:table-row>
          <table:table-cell office:value-type="string">
            <text:p>рисков (страхование на случай невозможности совершения путешествия, имущественное страхова</text:p>
          </table:table-cell>
        </table:table-row>
        <table:table-row>
          <table:table-cell office:value-type="string">
            <text:p>ние, страхование ответственности и др.), то возмещение понесенных расходов осуществляется</text:p>
          </table:table-cell>
        </table:table-row>
        <table:table-row>
          <table:table-cell office:value-type="string">
            <text:p>по правилам указанных видов страхования.</text:p>
          </table:table-cell>
        </table:table-row>
        <table:table-row>
          <table:table-cell office:value-type="string">
            <text:p>6.3. Турист или иной заказчик заявляет о том, что он имеет достаточные и надлежаще оформле</text:p>
          </table:table-cell>
        </table:table-row>
        <table:table-row>
          <table:table-cell office:value-type="string">
            <text:p>нные, в соответствии с действующим законодательством РФ, полномочия для заключения настоящ</text:p>
          </table:table-cell>
        </table:table-row>
        <table:table-row>
          <table:table-cell office:value-type="string">
            <text:p>его Договора, в том числе, и в интересах лиц, следующих в путешествие.</text:p>
          </table:table-cell>
        </table:table-row>
        <table:table-row>
          <table:table-cell office:value="" office:value-type="string"/>
        </table:table-row>
        <table:table-row>
          <table:table-cell office:value-type="string">
            <text:p>7. ПРОЧИЕ УСЛОВИЯ</text:p>
          </table:table-cell>
        </table:table-row>
        <table:table-row>
          <table:table-cell office:value-type="string">
            <text:p>7.1. Настоящий  Договор  вступает  в  силу со дня его подписания обеими сторонами и действ</text:p>
          </table:table-cell>
        </table:table-row>
        <table:table-row>
          <table:table-cell office:value-type="string">
            <text:p>ует до полного исполнения обязательств, принятых в соответствии с настоящим Договором.</text:p>
          </table:table-cell>
        </table:table-row>
        <table:table-row>
          <table:table-cell office:value-type="string">
            <text:p>7.2. Все изменения и дополнения к настоящему Договору являются действительными, если они с</text:p>
          </table:table-cell>
        </table:table-row>
        <table:table-row>
          <table:table-cell office:value-type="string">
            <text:p>овершены в письменной форме и подписаны уполномоченными представителями обеих Сторон.</text:p>
          </table:table-cell>
        </table:table-row>
        <table:table-row>
          <table:table-cell office:value-type="string">
            <text:p>7.3. Все Приложения к настоящему Договору являются его неотъемлемыми частями.</text:p>
          </table:table-cell>
        </table:table-row>
        <table:table-row>
          <table:table-cell office:value-type="string">
            <text:p>7.4. Настоящий Договор составлен и подписан в двух экземплярах, каждый из которых имеет од</text:p>
          </table:table-cell>
        </table:table-row>
        <table:table-row>
          <table:table-cell office:value-type="string">
            <text:p>инаковую юридическую силу, по одному экземпляру для каждой Стороны.</text:p>
          </table:table-cell>
        </table:table-row>
        <table:table-row>
          <table:table-cell office:value="" office:value-type="string"/>
        </table:table-row>
        <table:table-row>
          <table:table-cell office:value-type="string">
            <text:p>С информацией о стране пребывания, условиях и особенностях осуществления путешествия, прав</text:p>
          </table:table-cell>
        </table:table-row>
        <table:table-row>
          <table:table-cell office:value-type="string">
            <text:p>илами безопасности и поведения в стране пребывания ознакомлен и согласен. Инструктаж по пр</text:p>
          </table:table-cell>
        </table:table-row>
        <table:table-row>
          <table:table-cell office:value-type="string">
            <text:p>офилактике особо опасных карантинных и паразитарных инфекций получил, памятками обеспечен.</text:p>
          </table:table-cell>
        </table:table-row>
        <table:table-row>
          <table:table-cell office:value="" office:value-type="string"/>
        </table:table-row>
        <table:table-row>
          <table:table-cell office:value="" office:value-type="string"/>
        </table:table-row>
        <table:table-row>
          <table:table-cell office:value-type="string">
            <text:p>1.ПОДПИСИ СТОРОН</text:p>
          </table:table-cell>
        </table:table-row>
        <table:table-row>
          <table:table-cell office:value-type="string">
            <text:p>ТУРИСТ</text:p>
          </table:table-cell>
        </table:table-row>
        <table:table-row>
          <table:table-cell office:value-type="string">
            <text:p>ТУРАГЕНТ</text:p>
          </table:table-cell>
        </table:table-row>
        <table:table-row>
          <table:table-cell office:value-type="string">
            <text:p>____________________ /surname_kir_10/              ____________________/Минаева А.В./</text:p>
          </table:table-cell>
        </table:table-row>
        <table:table-row>
          <table:table-cell office:value-type="string">
            <text:p>М.П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number="urn:oasis:names:tc:opendocument:xmlns:datastyle:1.0" xmlns:svg="urn:oasis:names:tc:opendocument:xmlns:svg-compatible:1.0">
  <office:font-face-decls>
    <style:font-face style:name="Arial1" svg:font-family="Arial" style:font-family-generic="swiss"/>
  </office:font-face-decls>
  <office:styles>
    <style:style style:name="Default" style:family="table-cell">
      <style:table-cell-properties style:rotation-align="none"/>
      <style:text-properties style:font-name="Arial1" style:font-name-complex="Arial1"/>
    </style:style>
    <number:number-style style:name="currency-grouped">
      <number:number number:decimal-places="2" number:min-integer-digits="1" number:grouping="true"/>
    </number:number-style>
    <number:number-style style:name="integer-grouped">
      <number:number number:decimal-places="0" number:min-integer-digits="1" number:grouping="true"/>
    </number:number-style>
  </office:styles>
</office:document-styles>
</file>